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2" svg:font-family="Calibri"/>
    <style:font-face style:name="Calibri1" svg:font-family="Calibri1"/>
    <style:font-face style:name="Calibri21" svg:font-family="Calibri2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12cm"/>
    </style:style>
    <style:style style:name="co2" style:family="table-column">
      <style:table-column-properties fo:break-before="auto" style:column-width="3.537cm"/>
    </style:style>
    <style:style style:name="co3" style:family="table-column">
      <style:table-column-properties fo:break-before="auto" style:column-width="3.59cm"/>
    </style:style>
    <style:style style:name="co4" style:family="table-column">
      <style:table-column-properties fo:break-before="auto" style:column-width="1.921cm"/>
    </style:style>
    <style:style style:name="co5" style:family="table-column">
      <style:table-column-properties fo:break-before="auto" style:column-width="1.947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697cm"/>
    </style:style>
    <style:style style:name="co8" style:family="table-column">
      <style:table-column-properties fo:break-before="auto" style:column-width="1.383cm"/>
    </style:style>
    <style:style style:name="co9" style:family="table-column">
      <style:table-column-properties fo:break-before="auto" style:column-width="6.685cm"/>
    </style:style>
    <style:style style:name="co10" style:family="table-column">
      <style:table-column-properties fo:break-before="auto" style:column-width="3.212cm"/>
    </style:style>
    <style:style style:name="co11" style:family="table-column">
      <style:table-column-properties fo:break-before="auto" style:column-width="5.932cm"/>
    </style:style>
    <style:style style:name="co12" style:family="table-column">
      <style:table-column-properties fo:break-before="auto" style:column-width="5.581cm"/>
    </style:style>
    <style:style style:name="co13" style:family="table-column">
      <style:table-column-properties fo:break-before="auto" style:column-width="2.244cm"/>
    </style:style>
    <style:style style:name="co14" style:family="table-column">
      <style:table-column-properties fo:break-before="auto" style:column-width="2.432cm"/>
    </style:style>
    <style:style style:name="co15" style:family="table-column">
      <style:table-column-properties fo:break-before="auto" style:column-width="3.969cm"/>
    </style:style>
    <style:style style:name="co16" style:family="table-column">
      <style:table-column-properties fo:break-before="auto" style:column-width="2.937cm"/>
    </style:style>
    <style:style style:name="co17" style:family="table-column">
      <style:table-column-properties fo:break-before="auto" style:column-width="2.858cm"/>
    </style:style>
    <style:style style:name="co18" style:family="table-column">
      <style:table-column-properties fo:break-before="auto" style:column-width="3.149cm"/>
    </style:style>
    <style:style style:name="co19" style:family="table-column">
      <style:table-column-properties fo:break-before="auto" style:column-width="2.355cm"/>
    </style:style>
    <style:style style:name="co20" style:family="table-column">
      <style:table-column-properties fo:break-before="auto" style:column-width="3.348cm"/>
    </style:style>
    <style:style style:name="co21" style:family="table-column">
      <style:table-column-properties fo:break-before="auto" style:column-width="3.201cm"/>
    </style:style>
    <style:style style:name="co22" style:family="table-column">
      <style:table-column-properties fo:break-before="auto" style:column-width="2.619cm"/>
    </style:style>
    <style:style style:name="co23" style:family="table-column">
      <style:table-column-properties fo:break-before="auto" style:column-width="1.905cm"/>
    </style:style>
    <style:style style:name="co24" style:family="table-column">
      <style:table-column-properties fo:break-before="auto" style:column-width="3.598cm"/>
    </style:style>
    <style:style style:name="co25" style:family="table-column">
      <style:table-column-properties fo:break-before="auto" style:column-width="1.376cm"/>
    </style:style>
    <style:style style:name="co26" style:family="table-column">
      <style:table-column-properties fo:break-before="auto" style:column-width="5.768cm"/>
    </style:style>
    <style:style style:name="co27" style:family="table-column">
      <style:table-column-properties fo:break-before="auto" style:column-width="8.837cm"/>
    </style:style>
    <style:style style:name="co28" style:family="table-column">
      <style:table-column-properties fo:break-before="auto" style:column-width="3.043cm"/>
    </style:style>
    <style:style style:name="co29" style:family="table-column">
      <style:table-column-properties fo:break-before="auto" style:column-width="2.275cm"/>
    </style:style>
    <style:style style:name="co30" style:family="table-column">
      <style:table-column-properties fo:break-before="auto" style:column-width="3.778cm"/>
    </style:style>
    <style:style style:name="co31" style:family="table-column">
      <style:table-column-properties fo:break-before="auto" style:column-width="1.06cm"/>
    </style:style>
    <style:style style:name="co32" style:family="table-column">
      <style:table-column-properties fo:break-before="auto" style:column-width="2.782cm"/>
    </style:style>
    <style:style style:name="co33" style:family="table-column">
      <style:table-column-properties fo:break-before="auto" style:column-width="2.136cm"/>
    </style:style>
    <style:style style:name="co34" style:family="table-column">
      <style:table-column-properties fo:break-before="auto" style:column-width="6.011cm"/>
    </style:style>
    <style:style style:name="co35" style:family="table-column">
      <style:table-column-properties fo:break-before="auto" style:column-width="2.055cm"/>
    </style:style>
    <style:style style:name="co36" style:family="table-column">
      <style:table-column-properties fo:break-before="auto" style:column-width="2.163cm"/>
    </style:style>
    <style:style style:name="co37" style:family="table-column">
      <style:table-column-properties fo:break-before="auto" style:column-width="1.813cm"/>
    </style:style>
    <style:style style:name="co38" style:family="table-column">
      <style:table-column-properties fo:break-before="auto" style:column-width="2.54cm"/>
    </style:style>
    <style:style style:name="co39" style:family="table-column">
      <style:table-column-properties fo:break-before="auto" style:column-width="8.149cm"/>
    </style:style>
    <style:style style:name="co40" style:family="table-column">
      <style:table-column-properties fo:break-before="auto" style:column-width="5.159cm"/>
    </style:style>
    <style:style style:name="co41" style:family="table-column">
      <style:table-column-properties fo:break-before="auto" style:column-width="3.016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boolean-style style:name="N8099" number:language="pl" number:country="PL">
      <number:boolean/>
    </number:boolean-style>
    <style:style style:name="ce1" style:family="table-cell" style:parent-style-name="Default" style:data-style-name="N0">
      <style:table-cell-properties fo:background-color="#000000" style:text-align-source="fix" style:repeat-content="false"/>
      <style:paragraph-properties fo:text-align="start" fo:margin-left="0cm"/>
      <style:text-properties style:use-window-font-color="true" style:font-name="Calibri" fo:font-size="10pt" fo:font-weight="bold" style:font-name-asian="Calibri21" style:font-size-asian="10pt" style:font-weight-asian="bold" style:font-name-complex="Calibri21" style:font-size-complex="10pt" style:font-weight-complex="bold"/>
    </style:style>
    <style:style style:name="ce10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Calibri" fo:font-size="10pt" fo:font-weight="bold" style:font-name-asian="Calibri21" style:font-size-asian="10pt" style:font-weight-asian="bold" style:font-name-complex="Calibri21" style:font-size-complex="10pt" style:font-weight-complex="bold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Calibri" style:font-name-asian="Calibri21" style:font-name-complex="Calibri21"/>
    </style:style>
    <style:style style:name="ce3" style:family="table-cell" style:parent-style-name="Default">
      <style:text-properties style:font-name="Calibri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Calibri" style:font-name-asian="Arial1" style:font-name-complex="Arial1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/>
    </style:style>
    <style:style style:name="ce6" style:family="table-cell" style:parent-style-name="Default" style:data-style-name="N0">
      <style:table-cell-properties fo:background-color="#000000" style:text-align-source="fix" style:repeat-content="false"/>
      <style:paragraph-properties fo:text-align="center" fo:margin-left="0cm"/>
      <style:text-properties style:use-window-font-color="true" style:font-name="Calibri" fo:font-size="10pt" fo:font-weight="bold" style:font-name-asian="Calibri21" style:font-size-asian="10pt" style:font-weight-asian="bold" style:font-name-complex="Calibri21" style:font-size-complex="10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Calibri" style:font-name-asian="Calibri21" style:font-name-complex="Calibri21"/>
    </style:style>
    <style:style style:name="ce9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Calibri" style:font-name-asian="Calibri21" style:font-name-complex="Calibri21"/>
    </style:style>
    <style:style style:name="ce11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start" fo:margin-left="0cm"/>
      <style:text-properties fo:color="#ffffff" style:font-name="Calibri" fo:font-weight="bold" style:font-name-asian="Calibri21" style:font-weight-asian="bold" style:font-name-complex="Calibri21" style:font-weight-complex="bold"/>
    </style:style>
    <style:style style:name="ce12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fo:color="#000000" style:font-name="Calibri" style:font-name-asian="Calibri21" style:font-name-complex="Calibri21"/>
    </style:style>
    <style:style style:name="ce13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fo:color="#000000" style:font-name="Calibri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Calibri"/>
    </style:style>
    <style:style style:name="ce15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 fo:margin-left="0cm"/>
      <style:text-properties fo:color="#ffffff" style:font-name="Calibri" fo:font-weight="bold" style:font-name-asian="Calibri21" style:font-weight-asian="bold" style:font-name-complex="Calibri21" style:font-weight-complex="bold"/>
    </style:style>
    <style:style style:name="ce16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fo:color="#000000" style:font-name="Calibri" style:font-name-asian="Calibri21" style:font-name-complex="Calibri21"/>
    </style:style>
    <style:style style:name="ce17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Calibri"/>
    </style:style>
    <style:style style:name="ce18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fo:color="#000000" style:font-name="Calibri"/>
    </style:style>
    <style:style style:name="ce19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style:font-name="Calibri" style:font-name-asian="Calibri21" style:font-name-complex="Calibri21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fo:color="#000000" style:font-name="Calibri" style:font-name-asian="Calibri2" style:font-name-complex="Calibri2"/>
    </style:style>
    <style:style style:name="ce22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style:font-name="Calibri" style:font-name-asian="Calibri2" style:font-name-complex="Calibri2"/>
    </style:style>
    <style:style style:name="ce23" style:family="table-cell" style:parent-style-name="Default" style:data-style-name="N0">
      <style:text-properties style:font-name="Calibri2" style:font-name-asian="Calibri2" style:font-name-complex="Calibri2"/>
    </style:style>
    <style:style style:name="ce24" style:family="table-cell" style:parent-style-name="Normal_20_2" style:data-style-name="N8099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fo:color="#000000" style:font-name="Calibri" style:font-name-asian="Calibri2" style:font-name-complex="Calibri2"/>
    </style:style>
    <style:style style:name="ce26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  <style:text-properties fo:color="#ffffff" style:font-name="Calibri21" fo:font-weight="bold" style:font-name-asian="Calibri21" style:font-weight-asian="bold" style:font-name-complex="Calibri21" style:font-weight-complex="bold"/>
    </style:style>
    <style:style style:name="ce2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21" style:font-name-asian="Calibri21" style:font-name-complex="Calibri21"/>
    </style:style>
    <style:style style:name="ce2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Calibri21" style:font-name-asian="Calibri21" style:font-name-complex="Calibri21"/>
    </style:style>
    <style:style style:name="ce29" style:family="table-cell" style:parent-style-name="Default" style:data-style-name="N0"/>
    <style:style style:name="ce30" style:family="table-cell" style:parent-style-name="Default" style:data-style-name="N0">
      <style:text-properties style:font-name="Calibri21" style:font-name-asian="Calibri21" style:font-name-complex="Calibri21"/>
    </style:style>
    <style:style style:name="ce31" style:family="table-cell" style:parent-style-name="Default">
      <style:table-cell-properties fo:wrap-option="wrap"/>
      <style:text-properties style:text-outline="false" style:text-line-through-style="none" fo:language="pl" fo:country="PL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style:font-name="Calibri" style:font-name-asian="Calibri21" style:font-name-complex="Calibri21"/>
    </style:style>
    <style:style style:name="ce33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Calibri" style:font-name-asian="Calibri2" style:font-name-complex="Calibri2"/>
    </style:style>
    <style:style style:name="ce34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  <style:text-properties style:font-name="Calibri21" style:font-name-asian="Calibri21" style:font-name-complex="Calibri21"/>
    </style:style>
  </office:automatic-styles>
  <office:body>
    <office:spreadsheet>
      <table:calculation-settings table:automatic-find-labels="false" table:use-regular-expressions="false"/>
      <table:table table:name="ResearchBonuses" table:style-name="ta1">
        <table:table-column table:style-name="co1" table:default-cell-style-name="ce2"/>
        <table:table-column table:style-name="co2" table:default-cell-style-name="ce7"/>
        <table:table-column table:style-name="co3" table:default-cell-style-name="ce7"/>
        <table:table-column table:style-name="co4" table:default-cell-style-name="ce8"/>
        <table:table-column table:style-name="co5" table:default-cell-style-name="ce8"/>
        <table:table-column table:style-name="co6" table:number-columns-repeated="1019" table:default-cell-style-name="ce8"/>
        <table:table-row table:style-name="ro1">
          <table:table-cell table:style-name="ce1" office:value-type="string">
            <text:p>ID</text:p>
          </table:table-cell>
          <table:table-cell table:style-name="ce6" office:value-type="string">
            <text:p>statAffected</text:p>
          </table:table-cell>
          <table:table-cell table:style-name="ce6" office:value-type="string">
            <text:p>statName</text:p>
          </table:table-cell>
          <table:table-cell table:style-name="ce6" office:value-type="string">
            <text:p>statAdder</text:p>
          </table:table-cell>
          <table:table-cell table:style-name="ce6" office:value-type="string">
            <text:p>multiplier</text:p>
          </table:table-cell>
          <table:table-cell table:style-name="ce9" table:number-columns-repeated="18"/>
          <table:table-cell table:style-name="ce10" table:number-columns-repeated="1001"/>
        </table:table-row>
        <table:table-row table:style-name="ro1">
          <table:table-cell office:value-type="string">
            <text:p>Land_1</text:p>
          </table:table-cell>
          <table:table-cell office:value-type="string">
            <text:p>land</text:p>
          </table:table-cell>
          <table:table-cell office:value-type="string">
            <text:p>Land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Land_2</text:p>
          </table:table-cell>
          <table:table-cell office:value-type="string">
            <text:p>land</text:p>
          </table:table-cell>
          <table:table-cell office:value-type="string">
            <text:p>Land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Land_3</text:p>
          </table:table-cell>
          <table:table-cell office:value-type="string">
            <text:p>land</text:p>
          </table:table-cell>
          <table:table-cell office:value-type="string">
            <text:p>Land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Food_1</text:p>
          </table:table-cell>
          <table:table-cell office:value-type="string">
            <text:p>food</text:p>
          </table:table-cell>
          <table:table-cell office:value-type="string">
            <text:p>Food Production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Food_2</text:p>
          </table:table-cell>
          <table:table-cell office:value-type="string">
            <text:p>food</text:p>
          </table:table-cell>
          <table:table-cell office:value-type="string">
            <text:p>Food Production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Food_3</text:p>
          </table:table-cell>
          <table:table-cell office:value-type="string">
            <text:p>food</text:p>
          </table:table-cell>
          <table:table-cell office:value-type="string">
            <text:p>Food Production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Income_1</text:p>
          </table:table-cell>
          <table:table-cell office:value-type="string">
            <text:p>income</text:p>
          </table:table-cell>
          <table:table-cell office:value-type="string">
            <text:p>Incom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Income_2</text:p>
          </table:table-cell>
          <table:table-cell office:value-type="string">
            <text:p>income</text:p>
          </table:table-cell>
          <table:table-cell office:value-type="string">
            <text:p>Income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Income_3</text:p>
          </table:table-cell>
          <table:table-cell office:value-type="string">
            <text:p>income</text:p>
          </table:table-cell>
          <table:table-cell office:value-type="string">
            <text:p>Income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Happiness_1</text:p>
          </table:table-cell>
          <table:table-cell office:value-type="string">
            <text:p>happiness</text:p>
          </table:table-cell>
          <table:table-cell office:value-type="string">
            <text:p>Happiness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>
            <text:p>Happiness_2</text:p>
          </table:table-cell>
          <table:table-cell office:value-type="string">
            <text:p>happiness</text:p>
          </table:table-cell>
          <table:table-cell office:value-type="string">
            <text:p>Happiness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>
            <text:p>Happiness_3</text:p>
          </table:table-cell>
          <table:table-cell office:value-type="string">
            <text:p>happiness</text:p>
          </table:table-cell>
          <table:table-cell office:value-type="string">
            <text:p>Happiness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style-name="ce3" table:number-columns-repeated="1019"/>
        </table:table-row>
        <table:table-row table:style-name="ro1">
          <table:table-cell office:value-type="string">
            <text:p>Research_1</text:p>
          </table:table-cell>
          <table:table-cell office:value-type="string">
            <text:p>research</text:p>
          </table:table-cell>
          <table:table-cell office:value-type="string">
            <text:p>Science Points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Research_2</text:p>
          </table:table-cell>
          <table:table-cell office:value-type="string">
            <text:p>research</text:p>
          </table:table-cell>
          <table:table-cell office:value-type="string">
            <text:p>Science Points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Research_3</text:p>
          </table:table-cell>
          <table:table-cell office:value-type="string">
            <text:p>research</text:p>
          </table:table-cell>
          <table:table-cell office:value-type="string">
            <text:p>Science Points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Housing_1</text:p>
          </table:table-cell>
          <table:table-cell office:value-type="string">
            <text:p>housing</text:p>
          </table:table-cell>
          <table:table-cell office:value-type="string">
            <text:p>Housing Capacity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Housing_2</text:p>
          </table:table-cell>
          <table:table-cell office:value-type="string">
            <text:p>housing</text:p>
          </table:table-cell>
          <table:table-cell office:value-type="string">
            <text:p>Housing Capacity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Housing_3</text:p>
          </table:table-cell>
          <table:table-cell office:value-type="string">
            <text:p>housing</text:p>
          </table:table-cell>
          <table:table-cell office:value-type="string">
            <text:p>Housing Capacity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Job_1</text:p>
          </table:table-cell>
          <table:table-cell office:value-type="string">
            <text:p>job</text:p>
          </table:table-cell>
          <table:table-cell office:value-type="string">
            <text:p>Job Increas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Job_2</text:p>
          </table:table-cell>
          <table:table-cell office:value-type="string">
            <text:p>job</text:p>
          </table:table-cell>
          <table:table-cell office:value-type="string">
            <text:p>Job Increase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Job_3</text:p>
          </table:table-cell>
          <table:table-cell office:value-type="string">
            <text:p>job</text:p>
          </table:table-cell>
          <table:table-cell office:value-type="string">
            <text:p>Job Increase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JobIncome_1</text:p>
          </table:table-cell>
          <table:table-cell office:value-type="string">
            <text:p>jobIncome</text:p>
          </table:table-cell>
          <table:table-cell office:value-type="string">
            <text:p>Job Incom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JobIncome_2</text:p>
          </table:table-cell>
          <table:table-cell office:value-type="string">
            <text:p>jobIncome</text:p>
          </table:table-cell>
          <table:table-cell office:value-type="string">
            <text:p>Job Income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JobIncome_3</text:p>
          </table:table-cell>
          <table:table-cell office:value-type="string">
            <text:p>jobIncome</text:p>
          </table:table-cell>
          <table:table-cell office:value-type="string">
            <text:p>Job Income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Attack_1</text:p>
          </table:table-cell>
          <table:table-cell office:value-type="string">
            <text:p>attack</text:p>
          </table:table-cell>
          <table:table-cell office:value-type="string">
            <text:p>Attack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Attack_2</text:p>
          </table:table-cell>
          <table:table-cell office:value-type="string">
            <text:p>attack</text:p>
          </table:table-cell>
          <table:table-cell office:value-type="string">
            <text:p>Attack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Attack_3</text:p>
          </table:table-cell>
          <table:table-cell office:value-type="string">
            <text:p>attack</text:p>
          </table:table-cell>
          <table:table-cell office:value-type="string">
            <text:p>Attack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Defense_1</text:p>
          </table:table-cell>
          <table:table-cell office:value-type="string">
            <text:p>defense</text:p>
          </table:table-cell>
          <table:table-cell office:value-type="string">
            <text:p>Defens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Defense_2</text:p>
          </table:table-cell>
          <table:table-cell office:value-type="string">
            <text:p>defense</text:p>
          </table:table-cell>
          <table:table-cell office:value-type="string">
            <text:p>Defense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Defense_3</text:p>
          </table:table-cell>
          <table:table-cell office:value-type="string">
            <text:p>defense</text:p>
          </table:table-cell>
          <table:table-cell office:value-type="string">
            <text:p>Defense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Siege_1</text:p>
          </table:table-cell>
          <table:table-cell office:value-type="string">
            <text:p>siege</text:p>
          </table:table-cell>
          <table:table-cell office:value-type="string">
            <text:p>Sieg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Siege_2</text:p>
          </table:table-cell>
          <table:table-cell office:value-type="string">
            <text:p>siege</text:p>
          </table:table-cell>
          <table:table-cell office:value-type="string">
            <text:p>Siege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Siege_3</text:p>
          </table:table-cell>
          <table:table-cell office:value-type="string">
            <text:p>siege</text:p>
          </table:table-cell>
          <table:table-cell office:value-type="string">
            <text:p>Siege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MilitaryUnitsCap_1</text:p>
          </table:table-cell>
          <table:table-cell office:value-type="string">
            <text:p>militaryUnitsCap</text:p>
          </table:table-cell>
          <table:table-cell office:value-type="string">
            <text:p>Max Units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MilitaryUnitsCap_2</text:p>
          </table:table-cell>
          <table:table-cell office:value-type="string">
            <text:p>militaryUnitsCap</text:p>
          </table:table-cell>
          <table:table-cell office:value-type="string">
            <text:p>Max Units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MilitaryUnitsCap_3</text:p>
          </table:table-cell>
          <table:table-cell office:value-type="string">
            <text:p>militaryUnitsCap</text:p>
          </table:table-cell>
          <table:table-cell office:value-type="string">
            <text:p>Max Units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MilitaryUnitUpkeep_1</text:p>
          </table:table-cell>
          <table:table-cell office:value-type="string">
            <text:p>militaryUnitUpkeep</text:p>
          </table:table-cell>
          <table:table-cell office:value-type="string">
            <text:p>Units Upkee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MilitaryUnitUpkeep_2</text:p>
          </table:table-cell>
          <table:table-cell office:value-type="string">
            <text:p>militaryUnitUpkeep</text:p>
          </table:table-cell>
          <table:table-cell office:value-type="string">
            <text:p>Units Upkeep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MilitaryUnitUpkeep_3</text:p>
          </table:table-cell>
          <table:table-cell office:value-type="string">
            <text:p>militaryUnitUpkeep</text:p>
          </table:table-cell>
          <table:table-cell office:value-type="string">
            <text:p>Units Upkeep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MilitaryUnitCost_1</text:p>
          </table:table-cell>
          <table:table-cell office:value-type="string">
            <text:p>militaryUnitCost</text:p>
          </table:table-cell>
          <table:table-cell office:value-type="string">
            <text:p>Units Cost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7" table:number-columns-repeated="1019"/>
        </table:table-row>
        <table:table-row table:style-name="ro1">
          <table:table-cell table:style-name="ce5" office:value-type="string">
            <text:p>MilitaryUnitCost_2</text:p>
          </table:table-cell>
          <table:table-cell office:value-type="string">
            <text:p>militaryUnitCost</text:p>
          </table:table-cell>
          <table:table-cell office:value-type="string">
            <text:p>Units Cost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style-name="ce7" table:number-columns-repeated="1019"/>
        </table:table-row>
        <table:table-row table:style-name="ro1">
          <table:table-cell table:style-name="ce5" office:value-type="string">
            <text:p>MilitaryUnitCost_3</text:p>
          </table:table-cell>
          <table:table-cell office:value-type="string">
            <text:p>militaryUnitCost</text:p>
          </table:table-cell>
          <table:table-cell office:value-type="string">
            <text:p>Units Cost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style-name="ce7" table:number-columns-repeated="1019"/>
        </table:table-row>
        <table:table-row table:style-name="ro1">
          <table:table-cell table:style-name="ce5" office:value-type="string">
            <text:p>MinistersCap_1</text:p>
          </table:table-cell>
          <table:table-cell office:value-type="string">
            <text:p>ministersCap</text:p>
          </table:table-cell>
          <table:table-cell office:value-type="string">
            <text:p>Max Ministers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7" table:number-columns-repeated="1019"/>
        </table:table-row>
        <table:table-row table:style-name="ro1">
          <table:table-cell table:style-name="ce5" office:value-type="string">
            <text:p>MinistersCap_2</text:p>
          </table:table-cell>
          <table:table-cell office:value-type="string">
            <text:p>ministersCap</text:p>
          </table:table-cell>
          <table:table-cell office:value-type="string">
            <text:p>Max Ministers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style-name="ce7" table:number-columns-repeated="1019"/>
        </table:table-row>
        <table:table-row table:style-name="ro1">
          <table:table-cell table:style-name="ce5" office:value-type="string">
            <text:p>MinistersCap_3</text:p>
          </table:table-cell>
          <table:table-cell office:value-type="string">
            <text:p>ministersCap</text:p>
          </table:table-cell>
          <table:table-cell office:value-type="string">
            <text:p>Max Ministers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style-name="ce7" table:number-columns-repeated="1019"/>
        </table:table-row>
        <table:table-row table:style-name="ro1">
          <table:table-cell table:style-name="ce5" office:value-type="string">
            <text:p>GrowthRate_1</text:p>
          </table:table-cell>
          <table:table-cell office:value-type="string">
            <text:p>growthRate</text:p>
          </table:table-cell>
          <table:table-cell office:value-type="string">
            <text:p>Growth Rat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7" table:number-columns-repeated="1019"/>
        </table:table-row>
        <table:table-row table:style-name="ro1">
          <table:table-cell table:style-name="ce5" office:value-type="string">
            <text:p>GrowthRate_2</text:p>
          </table:table-cell>
          <table:table-cell office:value-type="string">
            <text:p>growthRate</text:p>
          </table:table-cell>
          <table:table-cell office:value-type="string">
            <text:p>Growth Rate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style-name="ce7" table:number-columns-repeated="1019"/>
        </table:table-row>
        <table:table-row table:style-name="ro1">
          <table:table-cell table:style-name="ce5" office:value-type="string">
            <text:p>GrowthRate_3</text:p>
          </table:table-cell>
          <table:table-cell office:value-type="string">
            <text:p>growthRate</text:p>
          </table:table-cell>
          <table:table-cell office:value-type="string">
            <text:p>Growth Rate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style-name="ce7" table:number-columns-repeated="1019"/>
        </table:table-row>
        <table:table-row table:style-name="ro1">
          <table:table-cell table:style-name="ce5" office:value-type="string">
            <text:p>MortalityRate_1</text:p>
          </table:table-cell>
          <table:table-cell office:value-type="string">
            <text:p>mortalityRate</text:p>
          </table:table-cell>
          <table:table-cell office:value-type="string">
            <text:p>Mortality Rat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7" table:number-columns-repeated="1019"/>
        </table:table-row>
        <table:table-row table:style-name="ro1">
          <table:table-cell table:style-name="ce5" office:value-type="string">
            <text:p>MortalityRate_2</text:p>
          </table:table-cell>
          <table:table-cell office:value-type="string">
            <text:p>mortalityRate</text:p>
          </table:table-cell>
          <table:table-cell office:value-type="string">
            <text:p>Mortality Rate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style-name="ce7" table:number-columns-repeated="1019"/>
        </table:table-row>
        <table:table-row table:style-name="ro1">
          <table:table-cell table:style-name="ce5" office:value-type="string">
            <text:p>MortalityRate_3</text:p>
          </table:table-cell>
          <table:table-cell office:value-type="string">
            <text:p>mortalityRate</text:p>
          </table:table-cell>
          <table:table-cell office:value-type="string">
            <text:p>Mortality Rate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style-name="ce7" table:number-columns-repeated="1019"/>
        </table:table-row>
        <table:table-row table:style-name="ro1">
          <table:table-cell table:style-name="ce5" office:value-type="string">
            <text:p>StabilityIndex_1</text:p>
          </table:table-cell>
          <table:table-cell office:value-type="string">
            <text:p>stabilityIndex</text:p>
          </table:table-cell>
          <table:table-cell office:value-type="string">
            <text:p>Stability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7" table:number-columns-repeated="1019"/>
        </table:table-row>
        <table:table-row table:style-name="ro1">
          <table:table-cell table:style-name="ce5" office:value-type="string">
            <text:p>StabilityIndex_2</text:p>
          </table:table-cell>
          <table:table-cell office:value-type="string">
            <text:p>stabilityIndex</text:p>
          </table:table-cell>
          <table:table-cell office:value-type="string">
            <text:p>Stability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style-name="ce7" table:number-columns-repeated="1019"/>
        </table:table-row>
        <table:table-row table:style-name="ro1">
          <table:table-cell table:style-name="ce5" office:value-type="string">
            <text:p>StabilityIndex_3</text:p>
          </table:table-cell>
          <table:table-cell office:value-type="string">
            <text:p>stabilityIndex</text:p>
          </table:table-cell>
          <table:table-cell office:value-type="string">
            <text:p>Stability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style-name="ce7" table:number-columns-repeated="1019"/>
        </table:table-row>
        <table:table-row table:style-name="ro1">
          <table:table-cell office:value-type="string">
            <text:p>BuildingCost_1</text:p>
          </table:table-cell>
          <table:table-cell office:value-type="string">
            <text:p>buildingCost</text:p>
          </table:table-cell>
          <table:table-cell office:value-type="string">
            <text:p>Building Cost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BuildingCost_2</text:p>
          </table:table-cell>
          <table:table-cell office:value-type="string">
            <text:p>buildingCost</text:p>
          </table:table-cell>
          <table:table-cell office:value-type="string">
            <text:p>Building Cost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BuildingCost_3</text:p>
          </table:table-cell>
          <table:table-cell office:value-type="string">
            <text:p>buildingCost</text:p>
          </table:table-cell>
          <table:table-cell office:value-type="string">
            <text:p>Building Cost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BuildingLandCost_1</text:p>
          </table:table-cell>
          <table:table-cell office:value-type="string">
            <text:p>buildingLandCost</text:p>
          </table:table-cell>
          <table:table-cell office:value-type="string">
            <text:p>Building Land Cost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BuildingLandCost_2</text:p>
          </table:table-cell>
          <table:table-cell office:value-type="string">
            <text:p>buildingLandCost</text:p>
          </table:table-cell>
          <table:table-cell office:value-type="string">
            <text:p>Building Land Cost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BuildingLandCost_3</text:p>
          </table:table-cell>
          <table:table-cell office:value-type="string">
            <text:p>buildingLandCost</text:p>
          </table:table-cell>
          <table:table-cell office:value-type="string">
            <text:p>Building Land Cost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BuildingUpkeep_1</text:p>
          </table:table-cell>
          <table:table-cell office:value-type="string">
            <text:p>buildingUpkeep</text:p>
          </table:table-cell>
          <table:table-cell office:value-type="string">
            <text:p>Building Upkee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BuildingUpkeep_2</text:p>
          </table:table-cell>
          <table:table-cell office:value-type="string">
            <text:p>buildingUpkeep</text:p>
          </table:table-cell>
          <table:table-cell office:value-type="string">
            <text:p>Building Upkeep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BuildingUpkeep_3</text:p>
          </table:table-cell>
          <table:table-cell office:value-type="string">
            <text:p>buildingUpkeep</text:p>
          </table:table-cell>
          <table:table-cell office:value-type="string">
            <text:p>Building Upkeep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ResearchCost_1</text:p>
          </table:table-cell>
          <table:table-cell office:value-type="string">
            <text:p>researchCost</text:p>
          </table:table-cell>
          <table:table-cell office:value-type="string">
            <text:p>Research Cost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ResearchCost_2</text:p>
          </table:table-cell>
          <table:table-cell office:value-type="string">
            <text:p>researchCost</text:p>
          </table:table-cell>
          <table:table-cell office:value-type="string">
            <text:p>Research Cost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ResearchCost_3</text:p>
          </table:table-cell>
          <table:table-cell office:value-type="string">
            <text:p>researchCost</text:p>
          </table:table-cell>
          <table:table-cell office:value-type="string">
            <text:p>Research Cost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number-rows-repeated="3">
          <table:table-cell table:style-name="ce3"/>
          <table:table-cell table:number-columns-repeated="2"/>
          <table:table-cell table:style-name="ce3" table:number-columns-repeated="1021"/>
        </table:table-row>
        <table:table-row table:style-name="ro1" table:number-rows-repeated="3">
          <table:table-cell table:style-name="ce3"/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arResearch" table:style-name="ta1">
        <table:table-column table:style-name="co7" table:default-cell-style-name="ce14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6" table:number-columns-repeated="1016" table:default-cell-style-name="ce17"/>
        <table:table-row table:style-name="ro1">
          <table:table-cell table:style-name="ce11" office:value-type="string">
            <text:p>name</text:p>
          </table:table-cell>
          <table:table-cell table:style-name="ce15" office:value-type="string">
            <text:p>cost</text:p>
          </table:table-cell>
          <table:table-cell table:style-name="ce15" office:value-type="string">
            <text:p>requirements</text:p>
          </table:table-cell>
          <table:table-cell table:style-name="ce15" office:value-type="string">
            <text:p>unlockBuilding</text:p>
          </table:table-cell>
          <table:table-cell table:style-name="ce15" office:value-type="string">
            <text:p>unlockUnit</text:p>
          </table:table-cell>
          <table:table-cell table:style-name="ce15" office:value-type="string">
            <text:p>bonus</text:p>
          </table:table-cell>
          <table:table-cell table:style-name="ce15" office:value-type="string">
            <text:p>lawUnlock</text:p>
          </table:table-cell>
          <table:table-cell table:style-name="ce15" office:value-type="string">
            <text:p>isUnlocked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2" office:value-type="string">
            <text:p>Military Science</text:p>
          </table:table-cell>
          <table:table-cell table:style-name="ce16" office:value-type="float" office:value="10">
            <text:p>10</text:p>
          </table:table-cell>
          <table:table-cell table:style-name="ce16"/>
          <table:table-cell table:style-name="ce19" office:value-type="string">
            <text:p>Barracks</text:p>
          </table:table-cell>
          <table:table-cell table:style-name="ce7"/>
          <table:table-cell table:style-name="ce8" office:value-type="string">
            <text:p>MilitaryUnitsCap_1</text:p>
          </table:table-cell>
          <table:table-cell table:style-name="ce21"/>
          <table:table-cell table:style-name="ce23" table:formula="of:=FALSE()" office:value-type="boolean" office:boolean-value="false">
            <text:p>FAŁSZ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5" office:value-type="string">
            <text:p>Military Engineering</text:p>
          </table:table-cell>
          <table:table-cell table:style-name="ce7" office:value-type="float" office:value="10">
            <text:p>10</text:p>
          </table:table-cell>
          <table:table-cell table:style-name="ce7"/>
          <table:table-cell table:style-name="ce20"/>
          <table:table-cell table:style-name="ce22" office:value-type="string">
            <text:p>Attack Ship</text:p>
          </table:table-cell>
          <table:table-cell table:style-name="ce7" office:value-type="string">
            <text:p>Attack_1, Defense_1, Siege_1</text:p>
          </table:table-cell>
          <table:table-cell table:style-name="ce7"/>
          <table:table-cell table:style-name="ce23" table:formula="of:=FALSE()" office:value-type="boolean" office:boolean-value="false">
            <text:p>FAŁSZ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5" office:value-type="string">
            <text:p>Rifling</text:p>
          </table:table-cell>
          <table:table-cell table:style-name="ce7" office:value-type="float" office:value="50">
            <text:p>50</text:p>
          </table:table-cell>
          <table:table-cell table:style-name="ce7" office:value-type="string">
            <text:p>Military Engineering</text:p>
          </table:table-cell>
          <table:table-cell table:style-name="ce7"/>
          <table:table-cell table:style-name="ce7" office:value-type="string">
            <text:p>Infantry</text:p>
          </table:table-cell>
          <table:table-cell table:style-name="ce7" table:number-columns-repeated="2"/>
          <table:table-cell table:style-name="ce7" table:formula="of:=FALSE()" office:value-type="boolean" office:boolean-value="false">
            <text:p>FAŁSZ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5" office:value-type="string">
            <text:p>Military Tactics</text:p>
          </table:table-cell>
          <table:table-cell table:style-name="ce7" office:value-type="float" office:value="50">
            <text:p>50</text:p>
          </table:table-cell>
          <table:table-cell table:style-name="ce16" office:value-type="string">
            <text:p>Military Science</text:p>
          </table:table-cell>
          <table:table-cell table:style-name="ce7" table:number-columns-repeated="2"/>
          <table:table-cell table:style-name="ce7" office:value-type="string">
            <text:p>Attack_1, Defense_1</text:p>
          </table:table-cell>
          <table:table-cell table:style-name="ce7"/>
          <table:table-cell table:style-name="ce7" table:formula="of:=FALSE()" office:value-type="boolean" office:boolean-value="false">
            <text:p>FAŁSZ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5" office:value-type="string">
            <text:p>Ballistics</text:p>
          </table:table-cell>
          <table:table-cell table:style-name="ce7" office:value-type="float" office:value="50">
            <text:p>50</text:p>
          </table:table-cell>
          <table:table-cell table:style-name="ce7" office:value-type="string">
            <text:p>Military Engineering</text:p>
          </table:table-cell>
          <table:table-cell table:style-name="ce7"/>
          <table:table-cell table:style-name="ce22" office:value-type="string">
            <text:p>Artillery</text:p>
          </table:table-cell>
          <table:table-cell table:style-name="ce7" office:value-type="string">
            <text:p>Siege_1</text:p>
          </table:table-cell>
          <table:table-cell table:style-name="ce7"/>
          <table:table-cell table:style-name="ce7" table:formula="of:=FALSE()" office:value-type="boolean" office:boolean-value="false">
            <text:p>FAŁSZ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5" office:value-type="string">
            <text:p>Siege Tactics</text:p>
          </table:table-cell>
          <table:table-cell table:style-name="ce7" office:value-type="float" office:value="120">
            <text:p>120</text:p>
          </table:table-cell>
          <table:table-cell table:style-name="ce7" office:value-type="string">
            <text:p>Ballistics</text:p>
          </table:table-cell>
          <table:table-cell table:style-name="ce7"/>
          <table:table-cell table:style-name="ce7" office:value-type="string">
            <text:p>Submarine</text:p>
          </table:table-cell>
          <table:table-cell table:style-name="ce7" table:number-columns-repeated="2"/>
          <table:table-cell table:style-name="ce7" table:formula="of:=FALSE()" office:value-type="boolean" office:boolean-value="false">
            <text:p>FAŁSZ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5" office:value-type="string">
            <text:p>Flight</text:p>
          </table:table-cell>
          <table:table-cell table:style-name="ce7" office:value-type="float" office:value="120">
            <text:p>120</text:p>
          </table:table-cell>
          <table:table-cell table:style-name="ce7" office:value-type="string">
            <text:p>Ballistics</text:p>
          </table:table-cell>
          <table:table-cell table:style-name="ce7"/>
          <table:table-cell table:style-name="ce22" office:value-type="string">
            <text:p>Fighter</text:p>
          </table:table-cell>
          <table:table-cell table:style-name="ce7" table:number-columns-repeated="2"/>
          <table:table-cell table:style-name="ce7" table:formula="of:=FALSE()" office:value-type="boolean" office:boolean-value="false">
            <text:p>FAŁSZ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5" office:value-type="string">
            <text:p>Advanced Ballistics</text:p>
          </table:table-cell>
          <table:table-cell table:style-name="ce7" office:value-type="float" office:value="120">
            <text:p>120</text:p>
          </table:table-cell>
          <table:table-cell table:style-name="ce7" office:value-type="string">
            <text:p>Siege Tactics</text:p>
          </table:table-cell>
          <table:table-cell table:style-name="ce7"/>
          <table:table-cell table:style-name="ce22" office:value-type="string">
            <text:p>Anti-Air Gun</text:p>
          </table:table-cell>
          <table:table-cell table:style-name="ce7" office:value-type="string">
            <text:p>Siege_2</text:p>
          </table:table-cell>
          <table:table-cell table:style-name="ce7"/>
          <table:table-cell table:style-name="ce7" table:formula="of:=FALSE()" office:value-type="boolean" office:boolean-value="false">
            <text:p>FAŁSZ</text:p>
          </table:table-cell>
          <table:table-cell table:style-name="ce7" table:number-columns-repeated="1016"/>
        </table:table-row>
        <table:table-row table:style-name="ro1">
          <table:table-cell table:style-name="ce5" office:value-type="string">
            <text:p>Advanced Flight</text:p>
          </table:table-cell>
          <table:table-cell table:style-name="ce7" office:value-type="float" office:value="200">
            <text:p>200</text:p>
          </table:table-cell>
          <table:table-cell table:style-name="ce7" office:value-type="string">
            <text:p>Flight</text:p>
          </table:table-cell>
          <table:table-cell table:style-name="ce7"/>
          <table:table-cell table:style-name="ce22" office:value-type="string">
            <text:p>Helicopter</text:p>
          </table:table-cell>
          <table:table-cell table:style-name="ce7" office:value-type="string">
            <text:p>Attack_2, Defense_2</text:p>
          </table:table-cell>
          <table:table-cell table:style-name="ce7"/>
          <table:table-cell table:style-name="ce7" table:formula="of:=FALSE()" office:value-type="boolean" office:boolean-value="false">
            <text:p>FAŁSZ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5" office:value-type="string">
            <text:p>Rocketry</text:p>
          </table:table-cell>
          <table:table-cell table:style-name="ce7" office:value-type="float" office:value="400">
            <text:p>400</text:p>
          </table:table-cell>
          <table:table-cell table:style-name="ce7" office:value-type="string">
            <text:p>Advanced Flight</text:p>
          </table:table-cell>
          <table:table-cell table:style-name="ce19" office:value-type="string">
            <text:p>Weapons Factory</text:p>
          </table:table-cell>
          <table:table-cell table:style-name="ce22" office:value-type="string">
            <text:p>Tank, Destroyer</text:p>
          </table:table-cell>
          <table:table-cell table:style-name="ce7" table:number-columns-repeated="2"/>
          <table:table-cell table:style-name="ce7" table:formula="of:=FALSE()" office:value-type="boolean" office:boolean-value="false">
            <text:p>FAŁSZ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5" office:value-type="string">
            <text:p>Combined Arms</text:p>
          </table:table-cell>
          <table:table-cell table:style-name="ce7" office:value-type="float" office:value="600">
            <text:p>600</text:p>
          </table:table-cell>
          <table:table-cell table:style-name="ce7" office:value-type="string">
            <text:p>Military Tactics, Advanced Flight</text:p>
          </table:table-cell>
          <table:table-cell table:style-name="ce7"/>
          <table:table-cell table:style-name="ce22" office:value-type="string">
            <text:p>Gunship, Battleship</text:p>
          </table:table-cell>
          <table:table-cell table:style-name="ce7" office:value-type="string">
            <text:p>Attack_3, Defense_3, Siege_3</text:p>
          </table:table-cell>
          <table:table-cell table:style-name="ce7"/>
          <table:table-cell table:style-name="ce7" table:formula="of:=FALSE()" office:value-type="boolean" office:boolean-value="false">
            <text:p>FAŁSZ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5" office:value-type="string">
            <text:p>Guidance Systems</text:p>
          </table:table-cell>
          <table:table-cell table:style-name="ce7" office:value-type="float" office:value="1000">
            <text:p>1000</text:p>
          </table:table-cell>
          <table:table-cell table:style-name="ce7" office:value-type="string">
            <text:p>Advanced Flight, Advanced Ballistics</text:p>
          </table:table-cell>
          <table:table-cell table:style-name="ce7"/>
          <table:table-cell table:style-name="ce22" office:value-type="string">
            <text:p>Landship</text:p>
          </table:table-cell>
          <table:table-cell table:style-name="ce7" table:number-columns-repeated="2"/>
          <table:table-cell table:style-name="ce7" table:formula="of:=FALSE()" office:value-type="boolean" office:boolean-value="false">
            <text:p>FAŁSZ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5" office:value-type="string">
            <text:p>Lasers</text:p>
          </table:table-cell>
          <table:table-cell table:style-name="ce7" office:value-type="float" office:value="1500">
            <text:p>1500</text:p>
          </table:table-cell>
          <table:table-cell table:style-name="ce7" office:value-type="string">
            <text:p>Guidance Systems</text:p>
          </table:table-cell>
          <table:table-cell table:style-name="ce7"/>
          <table:table-cell table:style-name="ce7" office:value-type="string">
            <text:p>Cruiser</text:p>
          </table:table-cell>
          <table:table-cell table:style-name="ce7" table:number-columns-repeated="2"/>
          <table:table-cell table:style-name="ce7" table:formula="of:=FALSE()" office:value-type="boolean" office:boolean-value="false">
            <text:p>FAŁSZ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5" office:value-type="string">
            <text:p>Stealth Technology</text:p>
          </table:table-cell>
          <table:table-cell table:style-name="ce7" office:value-type="float" office:value="1500">
            <text:p>1500</text:p>
          </table:table-cell>
          <table:table-cell table:style-name="ce7" office:value-type="string">
            <text:p>Guidance Systems</text:p>
          </table:table-cell>
          <table:table-cell table:style-name="ce19" office:value-type="string">
            <text:p>Naval Base</text:p>
          </table:table-cell>
          <table:table-cell table:style-name="ce7" office:value-type="string">
            <text:p>Bomber</text:p>
          </table:table-cell>
          <table:table-cell table:style-name="ce7" office:value-type="string">
            <text:p>Defense_3</text:p>
          </table:table-cell>
          <table:table-cell table:style-name="ce7"/>
          <table:table-cell table:style-name="ce7" table:formula="of:=FALSE()" office:value-type="boolean" office:boolean-value="false">
            <text:p>FAŁSZ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5" office:value-type="string">
            <text:p>Robotics</text:p>
          </table:table-cell>
          <table:table-cell table:style-name="ce7" office:value-type="float" office:value="2200">
            <text:p>2200</text:p>
          </table:table-cell>
          <table:table-cell table:style-name="ce7" office:value-type="string">
            <text:p>Lasers</text:p>
          </table:table-cell>
          <table:table-cell table:style-name="ce7" table:number-columns-repeated="4"/>
          <table:table-cell table:style-name="ce7" table:formula="of:=FALSE()" office:value-type="boolean" office:boolean-value="false">
            <text:p>FAŁSZ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5" office:value-type="string">
            <text:p>NanoTechnology</text:p>
          </table:table-cell>
          <table:table-cell table:style-name="ce7" office:value-type="float" office:value="2500">
            <text:p>2500</text:p>
          </table:table-cell>
          <table:table-cell table:style-name="ce7" office:value-type="string">
            <text:p>Robotics</text:p>
          </table:table-cell>
          <table:table-cell table:style-name="ce7"/>
          <table:table-cell table:style-name="ce22" office:value-type="string">
            <text:p>Air Force One, Nuclear Submarine</text:p>
          </table:table-cell>
          <table:table-cell table:style-name="ce7" table:number-columns-repeated="2"/>
          <table:table-cell table:style-name="ce7" table:formula="of:=FALSE()" office:value-type="boolean" office:boolean-value="false">
            <text:p>FAŁSZ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5" office:value-type="string">
            <text:p>Drones</text:p>
          </table:table-cell>
          <table:table-cell table:style-name="ce7" office:value-type="float" office:value="3000">
            <text:p>3000</text:p>
          </table:table-cell>
          <table:table-cell table:style-name="ce7" office:value-type="string">
            <text:p>NanoTechnology</text:p>
          </table:table-cell>
          <table:table-cell table:style-name="ce7"/>
          <table:table-cell table:style-name="ce22" office:value-type="string">
            <text:p>Drone</text:p>
          </table:table-cell>
          <table:table-cell table:style-name="ce7" table:number-columns-repeated="2"/>
          <table:table-cell table:style-name="ce7" table:formula="of:=FALSE()" office:value-type="boolean" office:boolean-value="false">
            <text:p>FAŁSZ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5"/>
          <table:table-cell table:style-name="ce7" table:number-columns-repeated="6"/>
          <table:table-cell table:style-name="ce20"/>
          <table:table-cell table:number-columns-repeated="1016"/>
        </table:table-row>
        <table:table-row table:style-name="ro1">
          <table:table-cell table:style-name="ce5"/>
          <table:table-cell table:style-name="ce7" table:number-columns-repeated="7"/>
          <table:table-cell table:number-columns-repeated="1016"/>
        </table:table-row>
        <table:table-row table:style-name="ro1">
          <table:table-cell table:style-name="ce5"/>
          <table:table-cell table:style-name="ce7" table:number-columns-repeated="5"/>
          <table:table-cell table:style-name="Default"/>
          <table:table-cell table:style-name="ce7"/>
          <table:table-cell table:number-columns-repeated="1016"/>
        </table:table-row>
        <table:table-row table:style-name="ro1" table:number-rows-repeated="2">
          <table:table-cell table:style-name="ce5"/>
          <table:table-cell table:style-name="ce7" table:number-columns-repeated="7"/>
          <table:table-cell table:number-columns-repeated="1016"/>
        </table:table-row>
        <table:table-row table:style-name="ro1">
          <table:table-cell table:style-name="ce12"/>
          <table:table-cell table:style-name="ce16" table:number-columns-repeated="2"/>
          <table:table-cell table:style-name="ce21"/>
          <table:table-cell table:style-name="ce16" table:number-columns-repeated="2"/>
          <table:table-cell table:style-name="ce21"/>
          <table:table-cell table:style-name="ce24"/>
          <table:table-cell table:number-columns-repeated="1016"/>
        </table:table-row>
        <table:table-row table:style-name="ro1">
          <table:table-cell table:style-name="ce12"/>
          <table:table-cell table:style-name="ce16" table:number-columns-repeated="5"/>
          <table:table-cell table:style-name="ce21"/>
          <table:table-cell table:style-name="ce24"/>
          <table:table-cell table:number-columns-repeated="1016"/>
        </table:table-row>
        <table:table-row table:style-name="ro1" table:number-rows-repeated="3">
          <table:table-cell table:style-name="ce12"/>
          <table:table-cell table:style-name="ce16" table:number-columns-repeated="2"/>
          <table:table-cell table:style-name="ce21" table:number-columns-repeated="2"/>
          <table:table-cell table:style-name="ce16"/>
          <table:table-cell table:style-name="ce21"/>
          <table:table-cell table:style-name="ce24"/>
          <table:table-cell table:number-columns-repeated="1016"/>
        </table:table-row>
        <table:table-row table:style-name="ro1">
          <table:table-cell table:style-name="ce12"/>
          <table:table-cell table:style-name="ce16" table:number-columns-repeated="5"/>
          <table:table-cell table:style-name="ce21"/>
          <table:table-cell table:style-name="ce24"/>
          <table:table-cell table:number-columns-repeated="1016"/>
        </table:table-row>
        <table:table-row table:style-name="ro1">
          <table:table-cell table:style-name="ce12"/>
          <table:table-cell table:style-name="ce16" table:number-columns-repeated="2"/>
          <table:table-cell table:style-name="ce21" table:number-columns-repeated="2"/>
          <table:table-cell table:style-name="ce16"/>
          <table:table-cell table:style-name="ce21"/>
          <table:table-cell table:style-name="ce24"/>
          <table:table-cell table:number-columns-repeated="1016"/>
        </table:table-row>
        <table:table-row table:style-name="ro1">
          <table:table-cell table:style-name="ce12"/>
          <table:table-cell table:style-name="ce16" table:number-columns-repeated="2"/>
          <table:table-cell table:style-name="ce21"/>
          <table:table-cell table:style-name="ce16" table:number-columns-repeated="2"/>
          <table:table-cell table:style-name="ce21"/>
          <table:table-cell table:style-name="ce24"/>
          <table:table-cell table:number-columns-repeated="1016"/>
        </table:table-row>
        <table:table-row table:style-name="ro1" table:number-rows-repeated="2">
          <table:table-cell table:style-name="ce12"/>
          <table:table-cell table:style-name="ce16" table:number-columns-repeated="2"/>
          <table:table-cell table:style-name="ce21" table:number-columns-repeated="2"/>
          <table:table-cell table:style-name="ce16"/>
          <table:table-cell table:style-name="ce21"/>
          <table:table-cell table:style-name="ce24"/>
          <table:table-cell table:number-columns-repeated="1016"/>
        </table:table-row>
        <table:table-row table:style-name="ro1" table:number-rows-repeated="7">
          <table:table-cell table:style-name="ce13"/>
          <table:table-cell table:style-name="ce16"/>
          <table:table-cell table:style-name="ce18" table:number-columns-repeated="5"/>
          <table:table-cell table:style-name="ce24"/>
          <table:table-cell table:number-columns-repeated="1016"/>
        </table:table-row>
        <table:table-row table:style-name="ro1">
          <table:table-cell table:style-name="ce13"/>
          <table:table-cell table:style-name="ce16"/>
          <table:table-cell table:style-name="ce18" table:number-columns-repeated="2"/>
          <table:table-cell table:style-name="ce7"/>
          <table:table-cell table:style-name="ce18" table:number-columns-repeated="2"/>
          <table:table-cell table:style-name="ce24"/>
          <table:table-cell table:number-columns-repeated="1016"/>
        </table:table-row>
        <table:table-row table:style-name="ro1">
          <table:table-cell table:style-name="ce12"/>
          <table:table-cell table:style-name="ce16"/>
          <table:table-cell table:style-name="ce18" table:number-columns-repeated="5"/>
          <table:table-cell table:style-name="ce24"/>
          <table:table-cell table:number-columns-repeated="1016"/>
        </table:table-row>
        <table:table-row table:style-name="ro1">
          <table:table-cell table:style-name="ce13"/>
          <table:table-cell table:style-name="ce16" table:number-columns-repeated="2"/>
          <table:table-cell table:style-name="ce21"/>
          <table:table-cell table:style-name="ce16" table:number-columns-repeated="2"/>
          <table:table-cell table:style-name="ce21"/>
          <table:table-cell table:style-name="ce24"/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conomyResearch" table:style-name="ta1">
        <table:table-column table:style-name="co15" table:default-cell-style-name="ce29"/>
        <table:table-column table:style-name="co16" table:default-cell-style-name="ce29"/>
        <table:table-column table:style-name="co17" table:default-cell-style-name="ce29"/>
        <table:table-column table:style-name="co18" table:default-cell-style-name="ce29"/>
        <table:table-column table:style-name="co19" table:default-cell-style-name="ce29"/>
        <table:table-column table:style-name="co20" table:default-cell-style-name="ce29"/>
        <table:table-column table:style-name="co21" table:default-cell-style-name="ce29"/>
        <table:table-column table:style-name="co22" table:default-cell-style-name="ce29"/>
        <table:table-column table:style-name="co21" table:default-cell-style-name="ce29"/>
        <table:table-column table:style-name="co23" table:number-columns-repeated="1015" table:default-cell-style-name="ce29"/>
        <table:table-row table:style-name="ro1">
          <table:table-cell table:style-name="ce26" office:value-type="string">
            <text:p>name</text:p>
          </table:table-cell>
          <table:table-cell table:style-name="ce26" office:value-type="string">
            <text:p>cost</text:p>
          </table:table-cell>
          <table:table-cell table:style-name="ce26" office:value-type="string">
            <text:p>requirements</text:p>
          </table:table-cell>
          <table:table-cell table:style-name="ce26" office:value-type="string">
            <text:p>unlockBuilding</text:p>
          </table:table-cell>
          <table:table-cell table:style-name="ce26" office:value-type="string">
            <text:p>unlockUnit</text:p>
          </table:table-cell>
          <table:table-cell table:style-name="ce26" office:value-type="string">
            <text:p>bonus</text:p>
          </table:table-cell>
          <table:table-cell table:style-name="ce26" office:value-type="string">
            <text:p>lawUnlock</text:p>
          </table:table-cell>
          <table:table-cell table:style-name="ce26" office:value-type="string">
            <text:p>isUnlocked</text:p>
          </table:table-cell>
          <table:table-cell table:number-columns-repeated="1016"/>
        </table:table-row>
        <table:table-row table:style-name="ro1">
          <table:table-cell table:style-name="ce27" office:value-type="string">
            <text:p>Banking</text:p>
          </table:table-cell>
          <table:table-cell table:style-name="ce27" office:value-type="float" office:value="100">
            <text:p>100</text:p>
          </table:table-cell>
          <table:table-cell table:style-name="ce27" table:formula="of:=&quot;&quot;">
            <text:p/>
          </table:table-cell>
          <table:table-cell table:style-name="ce27" office:value-type="string">
            <text:p>Bank</text:p>
          </table:table-cell>
          <table:table-cell table:style-name="ce27" table:formula="of:=&quot;&quot;">
            <text:p/>
          </table:table-cell>
          <table:table-cell table:style-name="ce30" office:value-type="string">
            <text:p>Land_1</text:p>
          </table:table-cell>
          <table:table-cell table:style-name="ce27" office:value-type="string">
            <text:p>Birth Freeze</text:p>
          </table:table-cell>
          <table:table-cell table:style-name="ce23" table:formula="of:=FALSE()" office:value-type="boolean" office:boolean-value="false">
            <text:p>FAŁSZ</text:p>
          </table:table-cell>
          <table:table-cell table:number-columns-repeated="1016"/>
        </table:table-row>
        <table:table-row table:style-name="ro2">
          <table:table-cell table:style-name="ce28" office:value-type="string">
            <text:p>Trade</text:p>
          </table:table-cell>
          <table:table-cell table:style-name="ce27" office:value-type="float" office:value="1000">
            <text:p>1000</text:p>
          </table:table-cell>
          <table:table-cell table:style-name="ce27" table:formula="of:=&quot;&quot;">
            <text:p/>
          </table:table-cell>
          <table:table-cell table:style-name="ce27" table:formula="of:=&quot;&quot;">
            <text:p/>
          </table:table-cell>
          <table:table-cell table:style-name="ce27" table:formula="of:=&quot;&quot;">
            <text:p/>
          </table:table-cell>
          <table:table-cell table:style-name="ce5" office:value-type="string">
            <text:p>GrowthRate_1</text:p>
          </table:table-cell>
          <table:table-cell table:style-name="ce27" office:value-type="string">
            <text:p>One Child Policy</text:p>
          </table:table-cell>
          <table:table-cell table:style-name="ce23" table:formula="of:=FALSE()" office:value-type="boolean" office:boolean-value="false">
            <text:p>FAŁSZ</text:p>
          </table:table-cell>
          <table:table-cell table:number-columns-repeated="1016"/>
        </table:table-row>
        <table:table-row table:style-name="ro2">
          <table:table-cell table:style-name="ce28" office:value-type="string">
            <text:p>Economy</text:p>
          </table:table-cell>
          <table:table-cell table:style-name="ce27" office:value-type="float" office:value="2500">
            <text:p>2500</text:p>
          </table:table-cell>
          <table:table-cell table:style-name="ce27" office:value-type="string">
            <text:p>Banking</text:p>
          </table:table-cell>
          <table:table-cell table:style-name="ce27" office:value-type="string">
            <text:p>Stock Exchange</text:p>
          </table:table-cell>
          <table:table-cell table:style-name="ce27" table:formula="of:=&quot;&quot;">
            <text:p/>
          </table:table-cell>
          <table:table-cell table:style-name="ce2" office:value-type="string">
            <text:p>BuildingCost_1</text:p>
          </table:table-cell>
          <table:table-cell office:value-type="string">
            <text:p>New Holiday</text:p>
          </table:table-cell>
          <table:table-cell table:style-name="ce23" table:formula="of:=FALSE()" office:value-type="boolean" office:boolean-value="false">
            <text:p>FAŁSZ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20" office:value-type="string">
            <text:p>Economy_2</text:p>
          </table:table-cell>
          <table:table-cell table:style-name="ce27" office:value-type="float" office:value="10000">
            <text:p>10000</text:p>
          </table:table-cell>
          <table:table-cell table:style-name="ce28" office:value-type="string">
            <text:p>Trade</text:p>
          </table:table-cell>
          <table:table-cell table:style-name="ce27" table:formula="of:=&quot;&quot;">
            <text:p/>
          </table:table-cell>
          <table:table-cell table:style-name="ce27" table:formula="of:=&quot;&quot;">
            <text:p/>
          </table:table-cell>
          <table:table-cell table:style-name="ce2" office:value-type="string">
            <text:p>BuildingUpkeep_1</text:p>
          </table:table-cell>
          <table:table-cell office:value-type="string">
            <text:p>Food Rations</text:p>
          </table:table-cell>
          <table:table-cell table:style-name="ce23" table:formula="of:=FALSE()" office:value-type="boolean" office:boolean-value="false">
            <text:p>FAŁSZ</text:p>
          </table:table-cell>
          <table:table-cell table:style-name="ce27"/>
          <table:table-cell table:number-columns-repeated="1015"/>
        </table:table-row>
        <table:table-row table:style-name="ro1" table:number-rows-repeated="2">
          <table:table-cell table:style-name="ce27" table:number-columns-repeated="5"/>
          <table:table-cell table:style-name="ce30"/>
          <table:table-cell table:style-name="ce27"/>
          <table:table-cell table:style-name="ce23"/>
          <table:table-cell table:style-name="ce27"/>
          <table:table-cell table:number-columns-repeated="1015"/>
        </table:table-row>
        <table:table-row table:style-name="ro1" table:number-rows-repeated="6">
          <table:table-cell table:style-name="ce27" table:number-columns-repeated="5"/>
          <table:table-cell table:style-name="ce30"/>
          <table:table-cell table:style-name="ce27"/>
          <table:table-cell table:style-name="ce23"/>
          <table:table-cell table:number-columns-repeated="1016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structionResearch" table:style-name="ta1">
        <table:table-column table:style-name="co24" table:default-cell-style-name="ce29"/>
        <table:table-column table:style-name="co25" table:default-cell-style-name="ce29"/>
        <table:table-column table:style-name="co17" table:default-cell-style-name="ce29"/>
        <table:table-column table:style-name="co26" table:number-columns-repeated="2" table:default-cell-style-name="ce29"/>
        <table:table-column table:style-name="co27" table:default-cell-style-name="ce29"/>
        <table:table-column table:style-name="co28" table:number-columns-repeated="2" table:default-cell-style-name="ce29"/>
        <table:table-column table:style-name="co29" table:default-cell-style-name="ce29"/>
        <table:table-column table:style-name="co23" table:number-columns-repeated="1015" table:default-cell-style-name="ce29"/>
        <table:table-row table:style-name="ro1">
          <table:table-cell table:style-name="ce26" office:value-type="string">
            <text:p>name</text:p>
          </table:table-cell>
          <table:table-cell table:style-name="ce26" office:value-type="string">
            <text:p>cost</text:p>
          </table:table-cell>
          <table:table-cell table:style-name="ce26" office:value-type="string">
            <text:p>requirements</text:p>
          </table:table-cell>
          <table:table-cell table:style-name="ce26" office:value-type="string">
            <text:p>unlockBuilding</text:p>
          </table:table-cell>
          <table:table-cell table:style-name="ce26" office:value-type="string">
            <text:p>unlockUnit</text:p>
          </table:table-cell>
          <table:table-cell table:style-name="ce26" office:value-type="string">
            <text:p>bonus</text:p>
          </table:table-cell>
          <table:table-cell table:style-name="ce26" office:value-type="string">
            <text:p>lawUnlock</text:p>
          </table:table-cell>
          <table:table-cell table:style-name="ce26" office:value-type="string">
            <text:p>isUnlocked</text:p>
          </table:table-cell>
          <table:table-cell table:number-columns-repeated="1016"/>
        </table:table-row>
        <table:table-row table:style-name="ro2">
          <table:table-cell table:style-name="ce28" office:value-type="string">
            <text:p>Machinery</text:p>
          </table:table-cell>
          <table:table-cell table:style-name="ce27" office:value-type="float" office:value="100">
            <text:p>100</text:p>
          </table:table-cell>
          <table:table-cell table:style-name="ce27" table:formula="of:=&quot;&quot;">
            <text:p/>
          </table:table-cell>
          <table:table-cell table:style-name="ce27" office:value-type="string">
            <text:p>Apartment Complex, Husbandry</text:p>
          </table:table-cell>
          <table:table-cell table:style-name="ce27" table:formula="of:=&quot;&quot;">
            <text:p/>
          </table:table-cell>
          <table:table-cell table:style-name="ce30" office:value-type="string">
            <text:p>Food_1, Land_1</text:p>
          </table:table-cell>
          <table:table-cell office:value-type="string">
            <text:p>Bread Lines</text:p>
          </table:table-cell>
          <table:table-cell table:style-name="ce23" table:formula="of:=FALSE()" office:value-type="boolean" office:boolean-value="false">
            <text:p>FAŁSZ</text:p>
          </table:table-cell>
          <table:table-cell table:number-columns-repeated="1016"/>
        </table:table-row>
        <table:table-row table:style-name="ro1">
          <table:table-cell table:style-name="ce27" office:value-type="string">
            <text:p>Industrialization</text:p>
          </table:table-cell>
          <table:table-cell table:style-name="ce27" office:value-type="float" office:value="1000">
            <text:p>1000</text:p>
          </table:table-cell>
          <table:table-cell table:style-name="ce27" table:formula="of:=&quot;&quot;">
            <text:p/>
          </table:table-cell>
          <table:table-cell table:style-name="ce27" table:formula="of:=&quot;&quot;">
            <text:p/>
          </table:table-cell>
          <table:table-cell table:style-name="ce27" table:formula="of:=&quot;&quot;">
            <text:p/>
          </table:table-cell>
          <table:table-cell table:style-name="ce30" office:value-type="string">
            <text:p>Income_1, Job_1</text:p>
          </table:table-cell>
          <table:table-cell table:style-name="ce27" table:formula="of:=&quot;&quot;">
            <text:p/>
          </table:table-cell>
          <table:table-cell table:style-name="ce23" table:formula="of:=FALSE()" office:value-type="boolean" office:boolean-value="false">
            <text:p>FAŁSZ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27" office:value-type="string">
            <text:p>Electronics</text:p>
          </table:table-cell>
          <table:table-cell table:style-name="ce27" office:value-type="float" office:value="2500">
            <text:p>2500</text:p>
          </table:table-cell>
          <table:table-cell table:style-name="ce28" office:value-type="string">
            <text:p>Machinery</text:p>
          </table:table-cell>
          <table:table-cell table:style-name="ce27" table:formula="of:=&quot;&quot;">
            <text:p/>
          </table:table-cell>
          <table:table-cell table:style-name="ce27" office:value-type="string">
            <text:p>Drone</text:p>
          </table:table-cell>
          <table:table-cell table:style-name="ce30" office:value-type="string">
            <text:p>GrowthRate_1, MortalityRate_1</text:p>
          </table:table-cell>
          <table:table-cell table:style-name="ce27" table:formula="of:=&quot;&quot;">
            <text:p/>
          </table:table-cell>
          <table:table-cell table:style-name="ce23" table:formula="of:=FALSE()" office:value-type="boolean" office:boolean-value="false">
            <text:p>FAŁSZ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31" office:value-type="string">
            <text:p>Education</text:p>
          </table:table-cell>
          <table:table-cell table:style-name="ce27" office:value-type="float" office:value="10000">
            <text:p>10000</text:p>
          </table:table-cell>
          <table:table-cell table:style-name="ce27" office:value-type="string">
            <text:p>Industrialization</text:p>
          </table:table-cell>
          <table:table-cell table:style-name="ce27" office:value-type="string">
            <text:p>High Rise</text:p>
          </table:table-cell>
          <table:table-cell table:style-name="ce27" office:value-type="string">
            <text:p>Helicopter, Bomber, Destroyer</text:p>
          </table:table-cell>
          <table:table-cell table:style-name="ce30" office:value-type="string">
            <text:p>Research_1, Happiness_1 </text:p>
          </table:table-cell>
          <table:table-cell office:value-type="string">
            <text:p>Free Lunches</text:p>
          </table:table-cell>
          <table:table-cell table:style-name="ce23" table:formula="of:=FALSE()" office:value-type="boolean" office:boolean-value="false">
            <text:p>FAŁSZ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27" office:value-type="string">
            <text:p>Automation</text:p>
          </table:table-cell>
          <table:table-cell table:style-name="ce27" office:value-type="float" office:value="25000">
            <text:p>25000</text:p>
          </table:table-cell>
          <table:table-cell table:style-name="ce31" office:value-type="string">
            <text:p>Education</text:p>
          </table:table-cell>
          <table:table-cell table:style-name="ce27" office:value-type="string">
            <text:p>Observatory</text:p>
          </table:table-cell>
          <table:table-cell table:style-name="ce27" office:value-type="string">
            <text:p>Bomber</text:p>
          </table:table-cell>
          <table:table-cell table:style-name="ce30" office:value-type="string">
            <text:p>JobIncome_1, BuildingCost_1, BuildingUpkeep_1</text:p>
          </table:table-cell>
          <table:table-cell table:style-name="ce27" table:formula="of:=&quot;&quot;">
            <text:p/>
          </table:table-cell>
          <table:table-cell table:style-name="ce23" table:formula="of:=FALSE()" office:value-type="boolean" office:boolean-value="false">
            <text:p>FAŁSZ</text:p>
          </table:table-cell>
          <table:table-cell table:style-name="ce27"/>
          <table:table-cell table:number-columns-repeated="1015"/>
        </table:table-row>
        <table:table-row table:style-name="ro1">
          <table:table-cell table:style-name="ce27" office:value-type="string">
            <text:p>AutomationV2</text:p>
          </table:table-cell>
          <table:table-cell table:style-name="ce27" office:value-type="float" office:value="75000">
            <text:p>75000</text:p>
          </table:table-cell>
          <table:table-cell table:style-name="ce27" office:value-type="string">
            <text:p>Electronics</text:p>
          </table:table-cell>
          <table:table-cell table:style-name="ce27" table:formula="of:=&quot;&quot;">
            <text:p/>
          </table:table-cell>
          <table:table-cell table:style-name="ce27" table:formula="of:=&quot;&quot;">
            <text:p/>
          </table:table-cell>
          <table:table-cell table:style-name="ce30" office:value-type="string">
            <text:p>JobIncome_2, BuildingCost_2, BuildingUpkeep_2</text:p>
          </table:table-cell>
          <table:table-cell table:style-name="ce27" table:formula="of:=&quot;&quot;">
            <text:p/>
          </table:table-cell>
          <table:table-cell table:style-name="ce23" table:formula="of:=FALSE()" office:value-type="boolean" office:boolean-value="false">
            <text:p>FAŁSZ</text:p>
          </table:table-cell>
          <table:table-cell table:style-name="ce27"/>
          <table:table-cell table:number-columns-repeated="1015"/>
        </table:table-row>
        <table:table-row table:style-name="ro1">
          <table:table-cell office:value-type="string">
            <text:p>Construction_1</text:p>
          </table:table-cell>
          <table:table-cell office:value-type="float" office:value="100000">
            <text:p>100000</text:p>
          </table:table-cell>
          <table:table-cell table:style-name="ce27" office:value-type="string">
            <text:p>Automation</text:p>
          </table:table-cell>
          <table:table-cell table:style-name="ce27" table:formula="of:=&quot;&quot;">
            <text:p/>
          </table:table-cell>
          <table:table-cell table:style-name="ce27" table:formula="of:=&quot;&quot;">
            <text:p/>
          </table:table-cell>
          <table:table-cell table:style-name="ce30" office:value-type="string">
            <text:p>BuildingCost_1, BuildingUpkeep_1</text:p>
          </table:table-cell>
          <table:table-cell table:style-name="ce27" table:formula="of:=&quot;&quot;">
            <text:p/>
          </table:table-cell>
          <table:table-cell table:style-name="ce23" table:formula="of:=FALSE()" office:value-type="boolean" office:boolean-value="false">
            <text:p>FAŁSZ</text:p>
          </table:table-cell>
          <table:table-cell table:number-columns-repeated="1016"/>
        </table:table-row>
        <table:table-row table:style-name="ro1">
          <table:table-cell office:value-type="string">
            <text:p>Construction_2</text:p>
          </table:table-cell>
          <table:table-cell office:value-type="float" office:value="100000">
            <text:p>100000</text:p>
          </table:table-cell>
          <table:table-cell table:style-name="ce27" office:value-type="string">
            <text:p>Automation_123</text:p>
          </table:table-cell>
          <table:table-cell table:style-name="ce27" table:formula="of:=&quot;&quot;">
            <text:p/>
          </table:table-cell>
          <table:table-cell table:style-name="ce27" table:formula="of:=&quot;&quot;">
            <text:p/>
          </table:table-cell>
          <table:table-cell table:style-name="ce30" office:value-type="string">
            <text:p>ResearchCost_1, GrowthRate_2</text:p>
          </table:table-cell>
          <table:table-cell table:style-name="ce27" table:formula="of:=&quot;&quot;">
            <text:p/>
          </table:table-cell>
          <table:table-cell table:style-name="ce23" table:formula="of:=FALSE()" office:value-type="boolean" office:boolean-value="false">
            <text:p>FAŁSZ</text:p>
          </table:table-cell>
          <table:table-cell table:number-columns-repeated="1016"/>
        </table:table-row>
        <table:table-row table:style-name="ro1">
          <table:table-cell office:value-type="string">
            <text:p>Construction_3</text:p>
          </table:table-cell>
          <table:table-cell office:value-type="float" office:value="100000">
            <text:p>100000</text:p>
          </table:table-cell>
          <table:table-cell office:value-type="string">
            <text:p>Construction_1</text:p>
          </table:table-cell>
          <table:table-cell table:style-name="ce27" table:formula="of:=&quot;&quot;">
            <text:p/>
          </table:table-cell>
          <table:table-cell table:style-name="ce27" table:formula="of:=&quot;&quot;">
            <text:p/>
          </table:table-cell>
          <table:table-cell table:style-name="ce30" office:value-type="string">
            <text:p>ResearchCost_2, MilitaryUnitCap_1</text:p>
          </table:table-cell>
          <table:table-cell table:style-name="ce27" table:formula="of:=&quot;&quot;">
            <text:p/>
          </table:table-cell>
          <table:table-cell table:style-name="ce23" table:formula="of:=FALSE()" office:value-type="boolean" office:boolean-value="false">
            <text:p>FAŁSZ</text:p>
          </table:table-cell>
          <table:table-cell table:number-columns-repeated="1016"/>
        </table:table-row>
        <table:table-row table:style-name="ro1">
          <table:table-cell office:value-type="string">
            <text:p>Construction_4</text:p>
          </table:table-cell>
          <table:table-cell office:value-type="float" office:value="100000">
            <text:p>100000</text:p>
          </table:table-cell>
          <table:table-cell office:value-type="string">
            <text:p>Construction_2</text:p>
          </table:table-cell>
          <table:table-cell table:style-name="ce27" table:formula="of:=&quot;&quot;">
            <text:p/>
          </table:table-cell>
          <table:table-cell table:style-name="ce27" table:formula="of:=&quot;&quot;">
            <text:p/>
          </table:table-cell>
          <table:table-cell table:style-name="ce30" office:value-type="string">
            <text:p>Happiness_2</text:p>
          </table:table-cell>
          <table:table-cell table:style-name="ce27" table:formula="of:=&quot;&quot;">
            <text:p/>
          </table:table-cell>
          <table:table-cell table:style-name="ce23" table:formula="of:=FALSE()" office:value-type="boolean" office:boolean-value="false">
            <text:p>FAŁSZ</text:p>
          </table:table-cell>
          <table:table-cell table:number-columns-repeated="1016"/>
        </table:table-row>
        <table:table-row table:style-name="ro1">
          <table:table-cell office:value-type="string">
            <text:p>Construction_5</text:p>
          </table:table-cell>
          <table:table-cell office:value-type="float" office:value="100000">
            <text:p>100000</text:p>
          </table:table-cell>
          <table:table-cell office:value-type="string">
            <text:p>Construction_4</text:p>
          </table:table-cell>
          <table:table-cell table:style-name="ce27" table:formula="of:=&quot;&quot;">
            <text:p/>
          </table:table-cell>
          <table:table-cell table:style-name="ce27" table:formula="of:=&quot;&quot;">
            <text:p/>
          </table:table-cell>
          <table:table-cell table:style-name="ce30" office:value-type="string">
            <text:p>Housing_2</text:p>
          </table:table-cell>
          <table:table-cell table:style-name="ce27" table:formula="of:=&quot;&quot;">
            <text:p/>
          </table:table-cell>
          <table:table-cell table:style-name="ce23" table:formula="of:=FALSE()" office:value-type="boolean" office:boolean-value="false">
            <text:p>FAŁSZ</text:p>
          </table:table-cell>
          <table:table-cell table:number-columns-repeated="1016"/>
        </table:table-row>
        <table:table-row table:style-name="ro1">
          <table:table-cell office:value-type="string">
            <text:p>Construction_6</text:p>
          </table:table-cell>
          <table:table-cell office:value-type="float" office:value="100000">
            <text:p>100000</text:p>
          </table:table-cell>
          <table:table-cell office:value-type="string">
            <text:p>Construction_3</text:p>
          </table:table-cell>
          <table:table-cell table:style-name="ce27" table:formula="of:=&quot;&quot;">
            <text:p/>
          </table:table-cell>
          <table:table-cell table:style-name="ce27" table:formula="of:=&quot;&quot;">
            <text:p/>
          </table:table-cell>
          <table:table-cell table:style-name="ce30" office:value-type="string">
            <text:p>Job_2</text:p>
          </table:table-cell>
          <table:table-cell table:style-name="ce27" table:formula="of:=&quot;&quot;">
            <text:p/>
          </table:table-cell>
          <table:table-cell table:style-name="ce23" table:formula="of:=FALSE()" office:value-type="boolean" office:boolean-value="false">
            <text:p>FAŁSZ</text:p>
          </table:table-cell>
          <table:table-cell table:number-columns-repeated="1016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ienceResearch" table:style-name="ta2" table:print="false">
        <table:table-column table:style-name="co30" table:default-cell-style-name="ce7"/>
        <table:table-column table:style-name="co31" table:default-cell-style-name="ce7"/>
        <table:table-column table:style-name="co30" table:default-cell-style-name="ce7"/>
        <table:table-column table:style-name="co32" table:default-cell-style-name="Default"/>
        <table:table-column table:style-name="co33" table:default-cell-style-name="ce7"/>
        <table:table-column table:style-name="co34" table:default-cell-style-name="ce7"/>
        <table:table-column table:style-name="co35" table:default-cell-style-name="ce7"/>
        <table:table-column table:style-name="co36" table:default-cell-style-name="ce7"/>
        <table:table-column table:style-name="co37" table:default-cell-style-name="ce7"/>
        <table:table-column table:style-name="co6" table:number-columns-repeated="1015" table:default-cell-style-name="ce7"/>
        <table:table-row table:style-name="ro1">
          <table:table-cell table:style-name="ce15" office:value-type="string">
            <text:p>name</text:p>
          </table:table-cell>
          <table:table-cell table:style-name="ce15" office:value-type="string">
            <text:p>cost</text:p>
          </table:table-cell>
          <table:table-cell table:style-name="ce15" office:value-type="string">
            <text:p>requirements</text:p>
          </table:table-cell>
          <table:table-cell table:style-name="ce15" office:value-type="string">
            <text:p>unlockBuilding</text:p>
          </table:table-cell>
          <table:table-cell table:style-name="ce15" office:value-type="string">
            <text:p>unlockUnit</text:p>
          </table:table-cell>
          <table:table-cell table:style-name="ce15" office:value-type="string">
            <text:p>bonus</text:p>
          </table:table-cell>
          <table:table-cell table:style-name="ce15" office:value-type="string">
            <text:p>lawUnlock</text:p>
          </table:table-cell>
          <table:table-cell table:style-name="ce15" office:value-type="string">
            <text:p>isUnlocked</text:p>
          </table:table-cell>
          <table:table-cell table:style-name="Default" table:number-columns-repeated="3"/>
          <table:table-cell table:number-columns-repeated="1013"/>
        </table:table-row>
        <table:table-row table:style-name="ro1">
          <table:table-cell office:value-type="string">
            <text:p>Steel</text:p>
          </table:table-cell>
          <table:table-cell table:style-name="ce16" office:value-type="float" office:value="10">
            <text:p>10</text:p>
          </table:table-cell>
          <table:table-cell/>
          <table:table-cell table:style-name="ce7"/>
          <table:table-cell/>
          <table:table-cell table:style-name="ce2" office:value-type="string">
            <text:p>BuildingUpkeep_1</text:p>
          </table:table-cell>
          <table:table-cell/>
          <table:table-cell table:style-name="ce23" table:formula="of:=FALSE()" office:value-type="boolean" office:boolean-value="false">
            <text:p>FAŁSZ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>
            <text:p>Steam Power</text:p>
          </table:table-cell>
          <table:table-cell office:value-type="float" office:value="10">
            <text:p>10</text:p>
          </table:table-cell>
          <table:table-cell/>
          <table:table-cell table:style-name="ce7"/>
          <table:table-cell/>
          <table:table-cell office:value-type="string">
            <text:p>BuildingUpkeep_1, BuildingCost_1</text:p>
          </table:table-cell>
          <table:table-cell/>
          <table:table-cell table:style-name="ce23" table:formula="of:=FALSE()" office:value-type="boolean" office:boolean-value="false">
            <text:p>FAŁSZ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>
            <text:p>Combustion</text:p>
          </table:table-cell>
          <table:table-cell office:value-type="float" office:value="50">
            <text:p>50</text:p>
          </table:table-cell>
          <table:table-cell office:value-type="string">
            <text:p>Steam Power</text:p>
          </table:table-cell>
          <table:table-cell table:style-name="ce7"/>
          <table:table-cell/>
          <table:table-cell office:value-type="string">
            <text:p>BuildingLandCost_1</text:p>
          </table:table-cell>
          <table:table-cell table:style-name="ce29" office:value-type="string">
            <text:p>Space Race</text:p>
          </table:table-cell>
          <table:table-cell table:style-name="ce33" table:formula="of:=FALSE()" office:value-type="boolean" office:boolean-value="false">
            <text:p>FAŁSZ</text:p>
          </table:table-cell>
          <table:table-cell table:style-name="ce33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>
            <text:p>Electricity</text:p>
          </table:table-cell>
          <table:table-cell office:value-type="float" office:value="50">
            <text:p>50</text:p>
          </table:table-cell>
          <table:table-cell office:value-type="string">
            <text:p>Steel</text:p>
          </table:table-cell>
          <table:table-cell table:style-name="ce7"/>
          <table:table-cell/>
          <table:table-cell office:value-type="string">
            <text:p>ResearchCost_1</text:p>
          </table:table-cell>
          <table:table-cell/>
          <table:table-cell table:style-name="ce33" table:formula="of:=FALSE()" office:value-type="boolean" office:boolean-value="false">
            <text:p>FAŁSZ</text:p>
          </table:table-cell>
          <table:table-cell table:style-name="ce33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>
            <text:p>Plastics</text:p>
          </table:table-cell>
          <table:table-cell office:value-type="float" office:value="120">
            <text:p>120</text:p>
          </table:table-cell>
          <table:table-cell office:value-type="string">
            <text:p>Electricity</text:p>
          </table:table-cell>
          <table:table-cell table:style-name="ce7"/>
          <table:table-cell/>
          <table:table-cell office:value-type="string">
            <text:p>ResearchCost_2</text:p>
          </table:table-cell>
          <table:table-cell table:style-name="ce29" office:value-type="string">
            <text:p>Funding Reductions</text:p>
          </table:table-cell>
          <table:table-cell table:style-name="ce33" table:formula="of:=FALSE()" office:value-type="boolean" office:boolean-value="false">
            <text:p>FAŁSZ</text:p>
          </table:table-cell>
          <table:table-cell table:style-name="ce33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>
            <text:p>Synthetic Materials</text:p>
          </table:table-cell>
          <table:table-cell office:value-type="float" office:value="120">
            <text:p>120</text:p>
          </table:table-cell>
          <table:table-cell office:value-type="string">
            <text:p>Electricity</text:p>
          </table:table-cell>
          <table:table-cell table:style-name="ce7"/>
          <table:table-cell/>
          <table:table-cell office:value-type="string">
            <text:p>ResearchCost_3</text:p>
          </table:table-cell>
          <table:table-cell/>
          <table:table-cell table:style-name="ce33" table:formula="of:=FALSE()" office:value-type="boolean" office:boolean-value="false">
            <text:p>FAŁSZ</text:p>
          </table:table-cell>
          <table:table-cell table:style-name="ce33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>
            <text:p>Engineering</text:p>
          </table:table-cell>
          <table:table-cell office:value-type="float" office:value="120">
            <text:p>120</text:p>
          </table:table-cell>
          <table:table-cell office:value-type="string">
            <text:p>Combustion</text:p>
          </table:table-cell>
          <table:table-cell table:style-name="ce7"/>
          <table:table-cell/>
          <table:table-cell office:value-type="string">
            <text:p>BuildingUpkeep_2, GrowthRate_2</text:p>
          </table:table-cell>
          <table:table-cell table:style-name="ce29" office:value-type="string">
            <text:p>Funding Reductions 2</text:p>
          </table:table-cell>
          <table:table-cell table:style-name="ce33" table:formula="of:=FALSE()" office:value-type="boolean" office:boolean-value="false">
            <text:p>FAŁSZ</text:p>
          </table:table-cell>
          <table:table-cell table:style-name="ce33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>
            <text:p>Composites</text:p>
          </table:table-cell>
          <table:table-cell office:value-type="float" office:value="200">
            <text:p>200</text:p>
          </table:table-cell>
          <table:table-cell office:value-type="string">
            <text:p>Synthetic Materials</text:p>
          </table:table-cell>
          <table:table-cell table:style-name="ce7"/>
          <table:table-cell/>
          <table:table-cell office:value-type="string">
            <text:p>ResearchCost_2, ResearchCost_3</text:p>
          </table:table-cell>
          <table:table-cell/>
          <table:table-cell table:style-name="ce33" table:formula="of:=FALSE()" office:value-type="boolean" office:boolean-value="false">
            <text:p>FAŁSZ</text:p>
          </table:table-cell>
          <table:table-cell table:style-name="ce33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>
            <text:p>Satellites</text:p>
          </table:table-cell>
          <table:table-cell office:value-type="float" office:value="200">
            <text:p>200</text:p>
          </table:table-cell>
          <table:table-cell office:value-type="string">
            <text:p>Engineering</text:p>
          </table:table-cell>
          <table:table-cell table:style-name="ce7"/>
          <table:table-cell/>
          <table:table-cell office:value-type="string">
            <text:p>ResearchCost_2, ResearchCost_3, GrowthRate_3</text:p>
          </table:table-cell>
          <table:table-cell table:style-name="ce29" office:value-type="string">
            <text:p>Funding Freeze</text:p>
          </table:table-cell>
          <table:table-cell table:style-name="ce33" table:formula="of:=FALSE()" office:value-type="boolean" office:boolean-value="false">
            <text:p>FAŁSZ</text:p>
          </table:table-cell>
          <table:table-cell table:style-name="ce33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>
            <text:p>Nuclear Fission</text:p>
          </table:table-cell>
          <table:table-cell office:value-type="float" office:value="400">
            <text:p>400</text:p>
          </table:table-cell>
          <table:table-cell office:value-type="string">
            <text:p>Composites</text:p>
          </table:table-cell>
          <table:table-cell table:style-name="ce7"/>
          <table:table-cell/>
          <table:table-cell office:value-type="string">
            <text:p>Attack_3, Siege_3</text:p>
          </table:table-cell>
          <table:table-cell/>
          <table:table-cell table:style-name="ce33" table:formula="of:=FALSE()" office:value-type="boolean" office:boolean-value="false">
            <text:p>FAŁSZ</text:p>
          </table:table-cell>
          <table:table-cell table:style-name="ce33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>
            <text:p>Nuclear Fusion</text:p>
          </table:table-cell>
          <table:table-cell office:value-type="float" office:value="600">
            <text:p>600</text:p>
          </table:table-cell>
          <table:table-cell office:value-type="string">
            <text:p>Composites</text:p>
          </table:table-cell>
          <table:table-cell table:style-name="ce7"/>
          <table:table-cell/>
          <table:table-cell office:value-type="string">
            <text:p>Attack_3, Siege_3</text:p>
          </table:table-cell>
          <table:table-cell table:style-name="ce29" office:value-type="string">
            <text:p>Hi Tech Labs</text:p>
          </table:table-cell>
          <table:table-cell table:style-name="ce33" table:formula="of:=FALSE()" office:value-type="boolean" office:boolean-value="false">
            <text:p>FAŁSZ</text:p>
          </table:table-cell>
          <table:table-cell table:style-name="ce3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32" office:value-type="string">
            <text:p>Telecommunications</text:p>
          </table:table-cell>
          <table:table-cell office:value-type="float" office:value="1000">
            <text:p>1000</text:p>
          </table:table-cell>
          <table:table-cell office:value-type="string">
            <text:p>Nuclear Fission</text:p>
          </table:table-cell>
          <table:table-cell table:style-name="ce32" table:formula="of:=&quot;&quot;">
            <text:p/>
          </table:table-cell>
          <table:table-cell table:style-name="ce32" table:formula="of:=&quot;&quot;">
            <text:p/>
          </table:table-cell>
          <table:table-cell office:value-type="string">
            <text:p>Job_3, JobIncome_3</text:p>
          </table:table-cell>
          <table:table-cell table:style-name="ce32" table:formula="of:=&quot;&quot;">
            <text:p/>
          </table:table-cell>
          <table:table-cell table:style-name="ce33" table:formula="of:=FALSE()" office:value-type="boolean" office:boolean-value="false">
            <text:p>FAŁSZ</text:p>
          </table:table-cell>
          <table:table-cell table:style-name="ce3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32" office:value-type="string">
            <text:p>Scientific Theory</text:p>
          </table:table-cell>
          <table:table-cell office:value-type="float" office:value="1500">
            <text:p>1500</text:p>
          </table:table-cell>
          <table:table-cell table:style-name="ce32" office:value-type="string">
            <text:p>Telecommunications</text:p>
          </table:table-cell>
          <table:table-cell table:style-name="ce32" table:formula="of:=&quot;&quot;">
            <text:p/>
          </table:table-cell>
          <table:table-cell table:style-name="ce32" table:formula="of:=&quot;&quot;">
            <text:p/>
          </table:table-cell>
          <table:table-cell office:value-type="string">
            <text:p>Happiness_3</text:p>
          </table:table-cell>
          <table:table-cell table:style-name="ce32" table:formula="of:=&quot;&quot;">
            <text:p/>
          </table:table-cell>
          <table:table-cell table:style-name="ce33" table:formula="of:=FALSE()" office:value-type="boolean" office:boolean-value="false">
            <text:p>FAŁSZ</text:p>
          </table:table-cell>
          <table:table-cell table:style-name="ce33"/>
          <table:table-cell table:style-name="Default" table:number-columns-repeated="2"/>
          <table:table-cell table:number-columns-repeated="1013"/>
        </table:table-row>
        <table:table-row table:style-name="ro1" table:number-rows-repeated="4">
          <table:table-cell/>
          <table:table-cell table:style-name="ce20"/>
          <table:table-cell table:number-columns-repeated="1022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earchData" table:style-name="ta1">
        <table:table-column table:style-name="co15" table:default-cell-style-name="ce27"/>
        <table:table-column table:style-name="co16" table:default-cell-style-name="ce27"/>
        <table:table-column table:style-name="co38" table:default-cell-style-name="ce27"/>
        <table:table-column table:style-name="co17" table:default-cell-style-name="ce27"/>
        <table:table-column table:style-name="co26" table:default-cell-style-name="ce27"/>
        <table:table-column table:style-name="co39" table:default-cell-style-name="ce27"/>
        <table:table-column table:style-name="co28" table:default-cell-style-name="ce27"/>
        <table:table-column table:style-name="co28" table:default-cell-style-name="ce34"/>
        <table:table-column table:style-name="co21" table:default-cell-style-name="ce27"/>
        <table:table-column table:style-name="co40" table:default-cell-style-name="ce27"/>
        <table:table-column table:style-name="co41" table:default-cell-style-name="ce27"/>
        <table:table-column table:style-name="co29" table:number-columns-repeated="1012" table:default-cell-style-name="ce27"/>
        <table:table-column table:style-name="co23" table:default-cell-style-name="ce27"/>
        <table:table-row table:style-name="ro1">
          <table:table-cell table:style-name="ce26" office:value-type="string">
            <text:p>type</text:p>
          </table:table-cell>
          <table:table-cell table:style-name="ce26" office:value-type="string">
            <text:p>description</text:p>
          </table:table-cell>
          <table:table-cell table:style-name="ce29" table:number-columns-repeated="9"/>
          <table:table-cell table:number-columns-repeated="1013"/>
        </table:table-row>
        <table:table-row table:style-name="ro1">
          <table:table-cell office:value-type="string">
            <text:p>Economy</text:p>
          </table:table-cell>
          <table:table-cell table:formula="of:=&quot;&quot;">
            <text:p/>
          </table:table-cell>
          <table:table-cell table:number-columns-repeated="4"/>
          <table:table-cell table:style-name="ce30" table:number-columns-repeated="2"/>
          <table:table-cell/>
          <table:table-cell table:style-name="ce29" table:number-columns-repeated="2"/>
          <table:table-cell table:number-columns-repeated="1013"/>
        </table:table-row>
        <table:table-row table:style-name="ro2">
          <table:table-cell table:style-name="ce28" office:value-type="string">
            <text:p>War</text:p>
          </table:table-cell>
          <table:table-cell table:formula="of:=&quot;&quot;">
            <text:p/>
          </table:table-cell>
          <table:table-cell table:number-columns-repeated="4"/>
          <table:table-cell table:style-name="ce30" table:number-columns-repeated="2"/>
          <table:table-cell/>
          <table:table-cell table:style-name="ce29" table:number-columns-repeated="2"/>
          <table:table-cell table:number-columns-repeated="1013"/>
        </table:table-row>
        <table:table-row table:style-name="ro1">
          <table:table-cell office:value-type="string">
            <text:p>Construction</text:p>
          </table:table-cell>
          <table:table-cell table:formula="of:=&quot;&quot;">
            <text:p/>
          </table:table-cell>
          <table:table-cell table:number-columns-repeated="4"/>
          <table:table-cell table:style-name="ce30" table:number-columns-repeated="2"/>
          <table:table-cell/>
          <table:table-cell table:style-name="ce29" table:number-columns-repeated="2"/>
          <table:table-cell table:number-columns-repeated="1013"/>
        </table:table-row>
        <table:table-row table:style-name="ro1">
          <table:table-cell office:value-type="string">
            <text:p>Science</text:p>
          </table:table-cell>
          <table:table-cell table:number-columns-repeated="5"/>
          <table:table-cell table:style-name="ce30" table:number-columns-repeated="2"/>
          <table:table-cell/>
          <table:table-cell table:style-name="ce29" table:number-columns-repeated="2"/>
          <table:table-cell table:number-columns-repeated="1013"/>
        </table:table-row>
        <table:table-row table:style-name="ro1" table:number-rows-repeated="2">
          <table:table-cell table:number-columns-repeated="6"/>
          <table:table-cell table:style-name="ce30" table:number-columns-repeated="2"/>
          <table:table-cell/>
          <table:table-cell table:style-name="ce29" table:number-columns-repeated="2"/>
          <table:table-cell table:number-columns-repeated="1013"/>
        </table:table-row>
        <table:table-row table:style-name="ro1" table:number-rows-repeated="2">
          <table:table-cell table:number-columns-repeated="4"/>
          <table:table-cell table:style-name="ce30"/>
          <table:table-cell/>
          <table:table-cell table:style-name="ce30" table:number-columns-repeated="2"/>
          <table:table-cell/>
          <table:table-cell table:style-name="ce29" table:number-columns-repeated="2"/>
          <table:table-cell table:number-columns-repeated="1013"/>
        </table:table-row>
        <table:table-row table:style-name="ro1" table:number-rows-repeated="4">
          <table:table-cell table:number-columns-repeated="6"/>
          <table:table-cell table:style-name="ce30" table:number-columns-repeated="2"/>
          <table:table-cell/>
          <table:table-cell table:style-name="ce29" table:number-columns-repeated="2"/>
          <table:table-cell table:number-columns-repeated="1013"/>
        </table:table-row>
        <table:table-row table:style-name="ro1">
          <table:table-cell table:style-name="ce28"/>
          <table:table-cell table:number-columns-repeated="5"/>
          <table:table-cell table:style-name="ce30" table:number-columns-repeated="2"/>
          <table:table-cell/>
          <table:table-cell table:style-name="ce29" table:number-columns-repeated="2"/>
          <table:table-cell table:number-columns-repeated="1013"/>
        </table:table-row>
        <table:table-row table:style-name="ro1" table:number-rows-repeated="5">
          <table:table-cell table:number-columns-repeated="6"/>
          <table:table-cell table:style-name="ce30" table:number-columns-repeated="2"/>
          <table:table-cell/>
          <table:table-cell table:style-name="ce29" table:number-columns-repeated="2"/>
          <table:table-cell table:number-columns-repeated="1013"/>
        </table:table-row>
        <table:table-row table:style-name="ro1">
          <table:table-cell table:number-columns-repeated="5"/>
          <table:table-cell table:style-name="ce34"/>
          <table:table-cell table:style-name="ce30" table:number-columns-repeated="2"/>
          <table:table-cell/>
          <table:table-cell table:style-name="ce29" table:number-columns-repeated="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0" table:number-columns-repeated="2"/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2" svg:font-family="Calibri"/>
    <style:font-face style:name="Calibri1" svg:font-family="Calibri1"/>
    <style:font-face style:name="Calibri21" svg:font-family="Calibri2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pl" number:country="PL">
      <number:number number:min-integer-digits="1"/>
    </number:number-style>
    <number:currency-style style:name="N8108P0" style:volatile="true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8108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8108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currency-style style:name="N8107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5" style:display-name="Heading 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Result_20_2" style:display-name="Result 2" style:family="table-cell" style:parent-style-name="Default" style:data-style-name="N0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2" style:display-name="Result2 2" style:family="table-cell" style:parent-style-name="Default" style:data-style-name="N8108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1" style:font-name-asian="Calibri1" style:font-name-complex="Calibri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31">31.12.2018</text:date>, <text:time>04:58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meta:creation-date>2018-10-31T01:15:43Z</meta:creation-date>
    <dc:date>2018-12-31T04:58:34.60</dc:date>
    <meta:editing-cycles>26</meta:editing-cycles>
    <meta:editing-duration>P5DT5H1M54S</meta:editing-duration>
    <meta:document-statistic meta:table-count="6" meta:cell-count="669" meta:object-count="0"/>
  </office:meta>
</office:document-meta>
</file>